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DejaVu Sans" svg:font-family="'DejaVu San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02cm" table:align="center" style:writing-mode="lr-tb"/>
    </style:style>
    <style:style style:name="Table1.A" style:family="table-column">
      <style:table-column-properties style:column-width="3.561cm"/>
    </style:style>
    <style:style style:name="Table1.B" style:family="table-column">
      <style:table-column-properties style:column-width="3.04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le2" style:family="table">
      <style:table-properties style:width="16.512cm" table:align="center" style:writing-mode="lr-tb"/>
    </style:style>
    <style:style style:name="Table2.A" style:family="table-column">
      <style:table-column-properties style:column-width="2.064cm"/>
    </style:style>
    <style:style style:name="Table2.B" style:family="table-column">
      <style:table-column-properties style:column-width="2.536cm"/>
    </style:style>
    <style:style style:name="Table2.C" style:family="table-column">
      <style:table-column-properties style:column-width="5.42cm"/>
    </style:style>
    <style:style style:name="Table2.D" style:family="table-column">
      <style:table-column-properties style:column-width="6.491cm"/>
    </style:style>
    <style:style style:name="Table2.1" style:family="table-row">
      <style:table-row-properties style:min-row-height="0.556cm"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2" style:family="table-row">
      <style:table-row-properties style:min-row-height="0.7cm" style:keep-together="true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3" style:family="table">
      <style:table-properties style:width="16.547cm" table:align="center" style:writing-mode="lr-tb"/>
    </style:style>
    <style:style style:name="Table3.A" style:family="table-column">
      <style:table-column-properties style:column-width="8.255cm"/>
    </style:style>
    <style:style style:name="Table3.B" style:family="table-column">
      <style:table-column-properties style:column-width="8.292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6.547cm" table:align="center" style:writing-mode="lr-tb"/>
    </style:style>
    <style:style style:name="Table4.A" style:family="table-column">
      <style:table-column-properties style:column-width="4.837cm"/>
    </style:style>
    <style:style style:name="Table4.B" style:family="table-column">
      <style:table-column-properties style:column-width="11.71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16.547cm" table:align="center" style:writing-mode="lr-tb"/>
    </style:style>
    <style:style style:name="Table5.A" style:family="table-column">
      <style:table-column-properties style:column-width="4.434cm"/>
    </style:style>
    <style:style style:name="Table5.B" style:family="table-column">
      <style:table-column-properties style:column-width="4.847cm"/>
    </style:style>
    <style:style style:name="Table5.C" style:family="table-column">
      <style:table-column-properties style:column-width="7.26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6.547cm" table:align="center" style:writing-mode="lr-tb"/>
    </style:style>
    <style:style style:name="Table6.A" style:family="table-column">
      <style:table-column-properties style:column-width="7.059cm"/>
    </style:style>
    <style:style style:name="Table6.B" style:family="table-column">
      <style:table-column-properties style:column-width="9.488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text-properties fo:language="de" fo:country="DE" fo:font-weight="bold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8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10" style:family="paragraph" style:parent-style-name="Heading_20_2">
      <style:text-properties fo:language="de" fo:country="DE"/>
    </style:style>
    <style:style style:name="P11" style:family="paragraph" style:parent-style-name="Title" style:master-page-name="Standard">
      <style:paragraph-properties style:page-number="auto"/>
      <style:text-properties fo:language="de" fo:country="DE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de" fo:country="DE"/>
    </style:style>
    <style:style style:name="T2" style:family="text">
      <style:text-properties fo:language="de" fo:country="DE" style:language-asian="none" style:country-asian="non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tracked-changes>
        <text:changed-region text:id="ct328720008">
          <text:insertion>
            <office:change-info>
              <dc:creator>Johannes Engelhardt</dc:creator>
              <dc:date>2009-03-23T15:14:00</dc:date>
            </office:change-info>
          </text:insertion>
        </text:changed-region>
        <text:changed-region text:id="ct328720424">
          <text:insertion>
            <office:change-info>
              <dc:creator>Johannes Engelhardt</dc:creator>
              <dc:date>2009-03-23T15:14:00</dc:date>
            </office:change-info>
          </text:insertion>
        </text:changed-region>
        <text:changed-region text:id="ct328721776">
          <text:insertion>
            <office:change-info>
              <dc:creator>Johannes Engelhardt</dc:creator>
              <dc:date>2009-03-23T15:14:00</dc:date>
            </office:change-info>
          </text:insertion>
        </text:changed-region>
        <text:changed-region text:id="ct328720112">
          <text:insertion>
            <office:change-info>
              <dc:creator>Johannes Engelhardt</dc:creator>
              <dc:date>2009-03-23T15:14:00</dc:date>
            </office:change-info>
          </text:insertion>
        </text:changed-region>
        <text:changed-region text:id="ct328720528">
          <text:insertion>
            <office:change-info>
              <dc:creator>Johannes Engelhardt</dc:creator>
              <dc:date>2009-03-23T15:15:00</dc:date>
            </office:change-info>
          </text:insertion>
        </text:changed-region>
        <text:changed-region text:id="ct328720216">
          <text:deletion>
            <office:change-info>
              <dc:creator>Johannes Engelhardt</dc:creator>
              <dc:date>2009-03-23T15:15:00</dc:date>
            </office:change-info>
            <text:p text:style-name="P1">Tenant</text:p>
          </text:deletion>
        </text:changed-region>
        <text:changed-region text:id="ct328720736">
          <text:insertion>
            <office:change-info>
              <dc:creator>Johannes Engelhardt</dc:creator>
              <dc:date>2009-03-23T15:15:00</dc:date>
            </office:change-info>
          </text:insertion>
        </text:changed-region>
        <text:changed-region text:id="ct328720944">
          <text:insertion>
            <office:change-info>
              <dc:creator>Johannes Engelhardt</dc:creator>
              <dc:date>2009-03-23T15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View tenant member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Version:</text:p>
          </table:table-cell>
          <table:table-cell table:style-name="Table1.A1" office:value-type="string">
            <text:p text:style-name="P1"><text:bookmark-start text:name="Version"/>0.<text:bookmark-end text:name="Version"/>1</text:p>
          </table:table-cell>
        </table:table-row>
        <table:table-row table:style-name="Table1.1">
          <table:table-cell table:style-name="Table1.A1" office:value-type="string">
            <text:p text:style-name="P1">Author(s):</text:p>
          </table:table-cell>
          <table:table-cell table:style-name="Table1.A1" office:value-type="string">
            <text:p text:style-name="P1">MF, MA, JS, TK</text:p>
          </table:table-cell>
        </table:table-row>
        <table:table-row table:style-name="Table1.1">
          <table:table-cell table:style-name="Table1.A1" office:value-type="string">
            <text:p text:style-name="P1">Created:</text:p>
          </table:table-cell>
          <table:table-cell table:style-name="Table1.A1" office:value-type="string">
            <text:p text:style-name="P1"><text:initial-creator>Johannes Engelhardt</text:initial-creator></text:p>
          </table:table-cell>
        </table:table-row>
        <table:table-row table:style-name="Table1.1">
          <table:table-cell table:style-name="Table1.A1" office:value-type="string">
            <text:p text:style-name="P1">Last modification:</text:p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Version</text:p>
          </table:table-cell>
          <table:table-cell table:style-name="Table2.B1" office:value-type="string">
            <text:p text:style-name="P1">Date</text:p>
          </table:table-cell>
          <table:table-cell table:style-name="Table2.B1" office:value-type="string">
            <text:p text:style-name="P1">Author(s)</text:p>
          </table:table-cell>
          <table:table-cell table:style-name="Table2.B1" office:value-type="string">
            <text:p text:style-name="P1">Changes</text:p>
          </table:table-cell>
        </table:table-row>
        <table:table-row table:style-name="Table2.2">
          <table:table-cell table:style-name="Table2.A2" office:value-type="string">
            <text:p text:style-name="P1">0.1</text:p>
          </table:table-cell>
          <table:table-cell table:style-name="Table2.B2" office:value-type="string">
            <text:p text:style-name="P1">03/19/2009</text:p>
          </table:table-cell>
          <table:table-cell table:style-name="Table2.B2" office:value-type="string">
            <text:p text:style-name="P1">MF, MA, JS, TK</text:p>
          </table:table-cell>
          <table:table-cell table:style-name="Table2.B2" office:value-type="string">
            <text:p text:style-name="P1">Initial version</text:p>
          </table:table-cell>
        </table:table-row>
      </table:table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h text:style-name="P10" text:outline-level="2"><text:soft-page-break/>Welche (System)Komponenten sind an dem Use-Case beteiligt? Welche Funktionalität müssen diese für den Use-Case bereitstellen?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Komponente</text:p>
          </table:table-cell>
          <table:table-cell table:style-name="Table3.B1" office:value-type="string">
            <text:p text:style-name="P6">Funktionalität</text:p>
          </table:table-cell>
        </table:table-row>
        <table:table-row table:style-name="Table3.1">
          <table:table-cell table:style-name="Table3.A2" office:value-type="string">
            <text:p text:style-name="P9">Koordinator</text:p>
          </table:table-cell>
          <table:table-cell table:style-name="Table3.B2" office:value-type="string">
            <text:p text:style-name="P9">Koordiniert</text:p>
          </table:table-cell>
        </table:table-row>
        <table:table-row table:style-name="Table3.1">
          <table:table-cell table:style-name="Table3.A2" office:value-type="string">
            <text:p text:style-name="P9">Tenant Management</text:p>
          </table:table-cell>
          <table:table-cell table:style-name="Table3.B2" office:value-type="string">
            <text:p text:style-name="P9">Stellt Benutzerliste bereit</text:p>
          </table:table-cell>
        </table:table-row>
        <table:table-row table:style-name="Table3.1">
          <table:table-cell table:style-name="Table3.A2" office:value-type="string">
            <text:p text:style-name="P9">Browser/UI</text:p>
          </table:table-cell>
          <table:table-cell table:style-name="Table3.B2" office:value-type="string">
            <text:p text:style-name="P9">Zeigt Benutzerliste an</text:p>
          </table:table-cell>
        </table:table-row>
      </table:table>
      <text:h text:style-name="P10" text:outline-level="2">Welche Daten werden angezeigt (falls welche angezeigt werden)? Aus welcher Quelle kommen diese Daten?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Datum</text:p>
          </table:table-cell>
          <table:table-cell table:style-name="Table4.B1" office:value-type="string">
            <text:p text:style-name="P6">Quelle</text:p>
          </table:table-cell>
        </table:table-row>
        <table:table-row table:style-name="Table4.1">
          <table:table-cell table:style-name="Table4.A2" office:value-type="string">
            <text:p text:style-name="P9">Benutzerliste</text:p>
          </table:table-cell>
          <table:table-cell table:style-name="Table4.B2" office:value-type="string">
            <text:p text:style-name="P3"><text:change-start text:change-id="ct328720008"/><text:span text:style-name="T1">Tenant Management (</text:span><text:change-end text:change-id="ct328720008"/><text:span text:style-name="T1">DB</text:span><text:change-start text:change-id="ct328720424"/><text:span text:style-name="T1">)</text:span><text:change-end text:change-id="ct328720424"/></text:p>
          </table:table-cell>
        </table:table-row>
      </table:table>
      <text:p text:style-name="Standard"/>
      <text:h text:style-name="P10" text:outline-level="2">Welche Eingabe- / Ausgabedaten bezogen auf den Use-Case gibt es? Von welchem Dateityp sind sie? Wo werden sie gespeichert? Von welchen anderen Komponenten werden sie eventuell verwendet?</text:h>
      <text:p text:style-name="P5">Eingabe:</text:p>
      <text:p text:style-name="P4">keine</text:p>
      <text:p text:style-name="P4"/>
      <text:p text:style-name="P5">Ausgabe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7">Datum (Typ)</text:p>
          </table:table-cell>
          <table:table-cell table:style-name="Table5.A1" office:value-type="string">
            <text:p text:style-name="P7">Speicherort</text:p>
          </table:table-cell>
          <table:table-cell table:style-name="Table5.C1" office:value-type="string">
            <text:p text:style-name="P8">Komponenten</text:p>
          </table:table-cell>
        </table:table-row>
        <table:table-row table:style-name="Table5.1">
          <table:table-cell table:style-name="Table5.A2" office:value-type="string">
            <text:p text:style-name="P9">Benutzerliste (Userlist)</text:p>
          </table:table-cell>
          <table:table-cell table:style-name="Table5.A2" office:value-type="string">
            <text:p text:style-name="P3"><text:change-start text:change-id="ct328721776"/><text:span text:style-name="T1">Tenant Management (</text:span><text:change-end text:change-id="ct328721776"/><text:span text:style-name="T1">DB</text:span><text:change-start text:change-id="ct328720112"/><text:span text:style-name="T1">)</text:span><text:change-end text:change-id="ct328720112"/></text:p>
          </table:table-cell>
          <table:table-cell table:style-name="Table5.C2" office:value-type="string">
            <text:p text:style-name="P3"><text:span text:style-name="T1">Tenant Management, </text:span><text:change-start text:change-id="ct328720528"/><text:span text:style-name="T1">Koordinator, </text:span><text:change-end text:change-id="ct328720528"/><text:span text:style-name="T1">UI</text:span></text:p>
          </table:table-cell>
        </table:table-row>
      </table:table>
      <text:p text:style-name="Standard"/>
      <text:h text:style-name="P10" text:outline-level="2">Zwischen welchen Komponenten findet intern eine Kommunikation statt?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">Komponenten</text:p>
          </table:table-cell>
          <table:table-cell table:style-name="Table6.B1" office:value-type="string">
            <text:p text:style-name="P6">Art der Kommunikation</text:p>
          </table:table-cell>
        </table:table-row>
        <table:table-row table:style-name="Table6.1">
          <table:table-cell table:style-name="Table6.A2" office:value-type="string">
            <text:p text:style-name="P9">UI -&gt; Koordinator</text:p>
          </table:table-cell>
          <table:table-cell table:style-name="Table6.B2" office:value-type="string">
            <text:p text:style-name="P1">getUserList(<text:change text:change-id="ct328720216"/><text:change-start text:change-id="ct328720736"/>sessionID<text:change-end text:change-id="ct328720736"/>)</text:p>
            <text:p text:style-name="P1">Return: Benutzerliste/tenant not found exception</text:p>
          </table:table-cell>
        </table:table-row>
        <table:table-row table:style-name="Table6.1">
          <table:table-cell table:style-name="Table6.A2" office:value-type="string">
            <text:p text:style-name="P9">Koordinator -&gt; Tenant Management</text:p>
          </table:table-cell>
          <table:table-cell table:style-name="Table6.B2" office:value-type="string">
            <text:p text:style-name="P1">getUserList(Tenant<text:change-start text:change-id="ct328720944"/>ID<text:change-end text:change-id="ct328720944"/>)</text:p>
            <text:p text:style-name="P1">Return: Benutzerliste/tenant not found excep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fo:hyphenation-ladder-count="no-limit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size-asian="14pt" style:font-name-complex="DejaVu Sans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0cm"/>
          <style:tab-stop style:position="1.63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1" style:family="paragraph" style:parent-style-name="Standard">
      <style:paragraph-properties fo:margin-left="0.499cm" fo:margin-right="0cm" fo:text-indent="0cm" style:auto-text-indent="false"/>
    </style:style>
    <style:style style:name="Heading_20_2" style:display-name="Heading 2" style:family="paragraph" style:parent-style-name="Listenfortsetzung1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0cm"/>
          <style:tab-stop style:position="2.26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0cm"/>
          <style:tab-stop style:position="2.392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0cm"/>
          <style:tab-stop style:position="3.14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 style:list-style-name="">
      <style:paragraph-properties fo:margin-left="0.63cm" fo:margin-right="0cm" fo:margin-top="1.27cm" fo:margin-bottom="0cm" fo:line-height="115%" fo:keep-together="always" fo:text-indent="-0.63cm" style:auto-text-indent="false" fo:keep-with-next="always"/>
      <style:text-properties fo:color="#365f91" style:font-name="Cambria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949cm"/>
          <style:tab-stop style:position="17.33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76cm"/>
          <style:tab-stop style:position="17.694cm" style:type="right" style:leader-style="dotted" style:leader-text="."/>
        </style:tab-stops>
      </style:paragraph-properties>
    </style:style>
    <style:style style:name="Dokumentstruktur1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 fo:hyphenation-ladder-count="no-limit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3.56cm"/>
          <style:tab-stop style:position="18.041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Kommentartext" style:family="paragraph" style:parent-style-name="Standard">
      <style:text-properties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WW8Num1z0" style:family="text">
      <style:text-properties style:font-name-complex="Times New Roman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Überschrift_20_2_20_Zchn" style:display-name="Überschrift 2 Zchn" style:family="text" style:parent-style-name="Absatz-Standardschriftar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language="en" fo:country="US" fo:font-weight="bold" style:font-name-asian="Times New Roman" style:font-size-asian="13pt" style:font-weight-asian="bold" style:font-name-complex="Times New Roman" style:font-size-complex="13pt" style:language-complex="ar" style:country-complex="SA" style:font-weight-complex="bold"/>
    </style:style>
    <style:style style:name="Überschrift_20_4_20_Zchn" style:display-name="Überschrift 4 Zchn" style:family="text" style:parent-style-name="Absatz-Standardschriftart">
      <style:text-properties style:font-name="Calibri" fo:font-size="14pt" fo:language="en" fo:country="US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Absatz-Standardschriftart1" style:family="text"/>
    <style:style style:name="Page_20_Number" style:display-name="Page Number" style:family="text" style:parent-style-name="Absatz-Standardschriftart1">
      <style:text-properties style:font-name="Verdana" fo:font-size="6pt" style:font-size-asian="6pt" style:font-name-complex="Times New Roman"/>
    </style:style>
    <style:style style:name="Zchn_20_Zchn2" style:display-name="Zchn Zchn2" style:family="text" style:parent-style-name="Absatz-Standardschriftart1">
      <style:text-properties style:font-name="Tahoma" fo:font-size="8pt" style:font-size-asian="8pt" style:font-name-complex="Tahoma" style:font-size-complex="8pt"/>
    </style:style>
    <style:style style:name="Zchn_20_Zchn1" style:display-name="Zchn Zchn1" style:family="text" style:parent-style-name="Absatz-Standardschriftart1">
      <style:text-properties style:font-name="Verdana" fo:font-size="12pt" fo:font-weight="bold" style:font-size-asian="12pt" style:font-weight-asian="bold" style:font-name-complex="Times New Roman" style:font-size-complex="12pt"/>
    </style:style>
    <style:style style:name="Internet_20_link" style:display-name="Internet link" style:family="text" style:parent-style-name="Absatz-Standardschriftart1">
      <style:text-properties fo:color="#0000ff" style:text-underline-style="solid" style:text-underline-width="auto" style:text-underline-color="font-color" style:font-name-complex="Times New Roman"/>
    </style:style>
    <style:style style:name="Zchn_20_Zchn" style:display-name="Zchn Zchn" style:family="text" style:parent-style-name="Absatz-Standardschriftart1">
      <style:text-properties style:font-name="Tahoma" fo:font-size="8pt" style:font-size-asian="8pt" style:font-name-complex="Tahoma" style:font-size-complex="8pt"/>
    </style:style>
    <style:style style:name="Zchn_20_Zchn3" style:display-name="Zchn Zchn3" style:family="text" style:parent-style-name="Absatz-Standardschriftart1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Zchn_20_Zchn4" style:display-name="Zchn Zchn4" style:family="text" style:parent-style-name="Absatz-Standardschriftart1">
      <style:text-properties style:font-name="Verdana" fo:font-size="12pt" fo:language="en" fo:country="US" fo:font-weight="bold" style:font-size-asian="12pt" style:font-weight-asian="bold" style:font-name-complex="Times New Roman" style:font-size-complex="12pt"/>
    </style:style>
    <style:style style:name="Textkörper_20_Zchn" style:display-name="Textkörper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Kopfzeile_20_Zchn" style:display-name="Kopfzeile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Fußzeile_20_Zchn" style:display-name="Fußzeile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Sprechblasentext_20_Zchn" style:display-name="Sprechblasentext Zchn" style:family="text" style:parent-style-name="Absatz-Standardschriftart">
      <style:text-properties style:font-name="Tahoma" fo:font-size="8pt" fo:language="en" fo:country="US" style:font-size-asian="8pt" style:font-name-complex="Tahoma" style:font-size-complex="8pt" style:language-complex="ar" style:country-complex="SA"/>
    </style:style>
    <style:style style:name="Titel_20_Zchn" style:display-name="Titel Zchn" style:family="text" style:parent-style-name="Absatz-Standardschriftar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Untertitel_20_Zchn" style:display-name="Untertitel Zchn" style:family="text" style:parent-style-name="Absatz-Standardschriftart">
      <style:text-properties style:font-name="Cambria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Kommentarzeichen" style:family="text" style:parent-style-name="Absatz-Standardschriftart">
      <style:text-properties fo:font-size="8pt" style:font-size-asian="8pt" style:font-name-complex="Times New Roman" style:font-size-complex="8pt"/>
    </style:style>
    <style:style style:name="Kommentartext_20_Zchn" style:display-name="Kommentartext Zchn" style:family="text" style:parent-style-name="Absatz-Standardschriftart">
      <style:text-properties style:font-name="Verdana" fo:language="en" fo:country="US" style:font-name-complex="Times New Roman" style:language-complex="ar" style:country-complex="SA"/>
    </style:style>
    <style:style style:name="Kommentarthema_20_Zchn" style:display-name="Kommentarthema Zchn" style:family="text" style:parent-style-name="Kommentartext_20_Zchn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05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char" svg:x="-0.026cm" svg:y="-0.185cm" svg:width="1.438cm" svg:height="0.681cm" draw:z-index="1"><draw:image xlink:href="Pictures/100002010000006C00000032569C7971.png" xlink:type="simple" xlink:show="embed" xlink:actuate="onLoad"/></draw:frame><draw:line text:anchor-type="char" draw:z-index="3" draw:style-name="Mgr1" draw:text-style-name="MP1" svg:x1="0.086cm" svg:y1="0.635cm" svg:x2="16.914cm" svg:y2="0.635cm"><text:p/></draw:line>Fragenkatalog Entwurf</text:p>
      </style:header>
      <style:footer>
        <text:p text:style-name="Footer"><text:page-number style:num-format="1"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hannes Engelhardt</meta:initial-creator>
    <meta:creation-date>2009-03-23T15:15:00</meta:creation-date>
    <dc:date>2009-03-23T15:15:58.72</dc:date>
    <meta:print-date>2008-11-28T00:03:00</meta:print-date>
    <meta:editing-cycles>2</meta:editing-cycles>
    <meta:document-statistic meta:table-count="6" meta:image-count="1" meta:object-count="0" meta:page-count="2" meta:paragraph-count="52" meta:word-count="157" meta:character-count="1214"/>
    <meta:generator>Sun_ODF_Plugin_for_Microsoft_Office/3.0$Win32 OpenOffice.org_project/300m9$Build-9358$CWS-odfp30</meta:generator>
    <meta:user-defined meta:name="Info 1"/>
    <meta:user-defined meta:name="Info 2"/>
    <meta:user-defined meta:name="Info 3"/>
    <meta:user-defined meta:name="Info 4"/>
  </office:meta>
</office:document-meta>
</file>